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7.59mm"/>
    </style:style>
    <style:style style:name="co5" style:family="table-column">
      <style:table-column-properties fo:break-before="auto" style:column-width="93.86mm"/>
    </style:style>
    <style:style style:name="co6" style:family="table-column">
      <style:table-column-properties fo:break-before="auto" style:column-width="131.32mm"/>
    </style:style>
    <style:style style:name="co7" style:family="table-column">
      <style:table-column-properties fo:break-before="auto" style:column-width="67.57mm"/>
    </style:style>
    <style:style style:name="co8" style:family="table-column">
      <style:table-column-properties fo:break-before="auto" style:column-width="108.87mm"/>
    </style:style>
    <style:style style:name="co9" style:family="table-column">
      <style:table-column-properties fo:break-before="auto" style:column-width="86.73mm"/>
    </style:style>
    <style:style style:name="co10" style:family="table-column">
      <style:table-column-properties fo:break-before="auto" style:column-width="102.78mm"/>
    </style:style>
    <style:style style:name="co11" style:family="table-column">
      <style:table-column-properties fo:break-before="auto" style:column-width="99.11mm"/>
    </style:style>
    <style:style style:name="co12" style:family="table-column">
      <style:table-column-properties fo:break-before="auto" style:column-width="142.15mm"/>
    </style:style>
    <style:style style:name="co13" style:family="table-column">
      <style:table-column-properties fo:break-before="auto" style:column-width="104.85mm"/>
    </style:style>
    <style:style style:name="co14" style:family="table-column">
      <style:table-column-properties fo:break-before="auto" style:column-width="97.21mm"/>
    </style:style>
    <style:style style:name="co15" style:family="table-column">
      <style:table-column-properties fo:break-before="auto" style:column-width="108.66mm"/>
    </style:style>
    <style:style style:name="co16" style:family="table-column">
      <style:table-column-properties fo:break-before="auto" style:column-width="118.6mm"/>
    </style:style>
    <style:style style:name="co17" style:family="table-column">
      <style:table-column-properties fo:break-before="auto" style:column-width="135.55mm"/>
    </style:style>
    <style:style style:name="co18" style:family="table-column">
      <style:table-column-properties fo:break-before="auto" style:column-width="66.22mm"/>
    </style:style>
    <style:style style:name="co19" style:family="table-column">
      <style:table-column-properties fo:break-before="auto" style:column-width="128.8mm"/>
    </style:style>
    <style:style style:name="co20" style:family="table-column">
      <style:table-column-properties fo:break-before="auto" style:column-width="83.59mm"/>
    </style:style>
    <style:style style:name="co21" style:family="table-column">
      <style:table-column-properties fo:break-before="auto" style:column-width="68.07mm"/>
    </style:style>
    <style:style style:name="co22" style:family="table-column">
      <style:table-column-properties fo:break-before="auto" style:column-width="117.35mm"/>
    </style:style>
    <style:style style:name="co23" style:family="table-column">
      <style:table-column-properties fo:break-before="auto" style:column-width="102.11mm"/>
    </style:style>
    <style:style style:name="co24" style:family="table-column">
      <style:table-column-properties fo:break-before="auto" style:column-width="78.4mm"/>
    </style:style>
    <style:style style:name="co25" style:family="table-column">
      <style:table-column-properties fo:break-before="auto" style:column-width="109.54mm"/>
    </style:style>
    <style:style style:name="co26" style:family="table-column">
      <style:table-column-properties fo:break-before="auto" style:column-width="99.64mm"/>
    </style:style>
    <style:style style:name="co27" style:family="table-column">
      <style:table-column-properties fo:break-before="auto" style:column-width="81.37mm"/>
    </style:style>
    <style:style style:name="co28" style:family="table-column">
      <style:table-column-properties fo:break-before="auto" style:column-width="127.72mm"/>
    </style:style>
    <style:style style:name="co29" style:family="table-column">
      <style:table-column-properties fo:break-before="auto" style:column-width="61.07mm"/>
    </style:style>
    <style:style style:name="co30" style:family="table-column">
      <style:table-column-properties fo:break-before="auto" style:column-width="65.09mm"/>
    </style:style>
    <style:style style:name="co31" style:family="table-column">
      <style:table-column-properties fo:break-before="auto" style:column-width="74.12mm"/>
    </style:style>
    <style:style style:name="co32" style:family="table-column">
      <style:table-column-properties fo:break-before="auto" style:column-width="86.24mm"/>
    </style:style>
    <style:style style:name="co33" style:family="table-column">
      <style:table-column-properties fo:break-before="auto" style:column-width="90.4mm"/>
    </style:style>
    <style:style style:name="co34" style:family="table-column">
      <style:table-column-properties fo:break-before="auto" style:column-width="120.91mm"/>
    </style:style>
    <style:style style:name="co35" style:family="table-column">
      <style:table-column-properties fo:break-before="auto" style:column-width="93.4mm"/>
    </style:style>
    <style:style style:name="co36" style:family="table-column">
      <style:table-column-properties fo:break-before="auto" style:column-width="75.35mm"/>
    </style:style>
    <style:style style:name="co37" style:family="table-column">
      <style:table-column-properties fo:break-before="auto" style:column-width="89.78mm"/>
    </style:style>
    <style:style style:name="co38" style:family="table-column">
      <style:table-column-properties fo:break-before="auto" style:column-width="93.35mm"/>
    </style:style>
    <style:style style:name="co39" style:family="table-column">
      <style:table-column-properties fo:break-before="auto" style:column-width="89.32mm"/>
    </style:style>
    <style:style style:name="co40" style:family="table-column">
      <style:table-column-properties fo:break-before="auto" style:column-width="111.04mm"/>
    </style:style>
    <style:style style:name="co41" style:family="table-column">
      <style:table-column-properties fo:break-before="auto" style:column-width="60.1mm"/>
    </style:style>
    <style:style style:name="co42" style:family="table-column">
      <style:table-column-properties fo:break-before="auto" style:column-width="44.56mm"/>
    </style:style>
    <style:style style:name="co43" style:family="table-column">
      <style:table-column-properties fo:break-before="auto" style:column-width="101.04mm"/>
    </style:style>
    <style:style style:name="co44" style:family="table-column">
      <style:table-column-properties fo:break-before="auto" style:column-width="109.03mm"/>
    </style:style>
    <style:style style:name="co45" style:family="table-column">
      <style:table-column-properties fo:break-before="auto" style:column-width="104.02mm"/>
    </style:style>
    <style:style style:name="co46" style:family="table-column">
      <style:table-column-properties fo:break-before="auto" style:column-width="78.42mm"/>
    </style:style>
    <style:style style:name="co47" style:family="table-column">
      <style:table-column-properties fo:break-before="auto" style:column-width="94.93mm"/>
    </style:style>
    <style:style style:name="co48" style:family="table-column">
      <style:table-column-properties fo:break-before="auto" style:column-width="114.51mm"/>
    </style:style>
    <style:style style:name="co49" style:family="table-column">
      <style:table-column-properties fo:break-before="auto" style:column-width="84.97mm"/>
    </style:style>
    <style:style style:name="co50" style:family="table-column">
      <style:table-column-properties fo:break-before="auto" style:column-width="97.58mm"/>
    </style:style>
    <style:style style:name="co51" style:family="table-column">
      <style:table-column-properties fo:break-before="auto" style:column-width="109.26mm"/>
    </style:style>
    <style:style style:name="co52" style:family="table-column">
      <style:table-column-properties fo:break-before="auto" style:column-width="92.59mm"/>
    </style:style>
    <style:style style:name="co53" style:family="table-column">
      <style:table-column-properties fo:break-before="auto" style:column-width="95.59mm"/>
    </style:style>
    <style:style style:name="co54" style:family="table-column">
      <style:table-column-properties fo:break-before="auto" style:column-width="96.4mm"/>
    </style:style>
    <style:style style:name="co55" style:family="table-column">
      <style:table-column-properties fo:break-before="auto" style:column-width="85.02mm"/>
    </style:style>
    <style:style style:name="co56" style:family="table-column">
      <style:table-column-properties fo:break-before="auto" style:column-width="94.49mm"/>
    </style:style>
    <style:style style:name="co57" style:family="table-column">
      <style:table-column-properties fo:break-before="auto" style:column-width="113.28mm"/>
    </style:style>
    <style:style style:name="co58" style:family="table-column">
      <style:table-column-properties fo:break-before="auto" style:column-width="134.11mm"/>
    </style:style>
    <style:style style:name="co59" style:family="table-column">
      <style:table-column-properties fo:break-before="auto" style:column-width="98.87mm"/>
    </style:style>
    <style:style style:name="co60" style:family="table-column">
      <style:table-column-properties fo:break-before="auto" style:column-width="110.08mm"/>
    </style:style>
    <style:style style:name="co61" style:family="table-column">
      <style:table-column-properties fo:break-before="auto" style:column-width="152.81mm"/>
    </style:style>
    <style:style style:name="co62" style:family="table-column">
      <style:table-column-properties fo:break-before="auto" style:column-width="80.17mm"/>
    </style:style>
    <style:style style:name="co63" style:family="table-column">
      <style:table-column-properties fo:break-before="auto" style:column-width="101.05mm"/>
    </style:style>
    <style:style style:name="co64" style:family="table-column">
      <style:table-column-properties fo:break-before="auto" style:column-width="88.11mm"/>
    </style:style>
    <style:style style:name="co65" style:family="table-column">
      <style:table-column-properties fo:break-before="auto" style:column-width="83.8mm"/>
    </style:style>
    <style:style style:name="co66" style:family="table-column">
      <style:table-column-properties fo:break-before="auto" style:column-width="90.47mm"/>
    </style:style>
    <style:style style:name="co67" style:family="table-column">
      <style:table-column-properties fo:break-before="auto" style:column-width="79.8mm"/>
    </style:style>
    <style:style style:name="co68" style:family="table-column">
      <style:table-column-properties fo:break-before="auto" style:column-width="94.1mm"/>
    </style:style>
    <style:style style:name="co69" style:family="table-column">
      <style:table-column-properties fo:break-before="auto" style:column-width="91.85mm"/>
    </style:style>
    <style:style style:name="co70" style:family="table-column">
      <style:table-column-properties fo:break-before="auto" style:column-width="104.69mm"/>
    </style:style>
    <style:style style:name="co71" style:family="table-column">
      <style:table-column-properties fo:break-before="auto" style:column-width="110.14mm"/>
    </style:style>
    <style:style style:name="co72" style:family="table-column">
      <style:table-column-properties fo:break-before="auto" style:column-width="102.36mm"/>
    </style:style>
    <style:style style:name="co73" style:family="table-column">
      <style:table-column-properties fo:break-before="auto" style:column-width="101.21mm"/>
    </style:style>
    <style:style style:name="co74" style:family="table-column">
      <style:table-column-properties fo:break-before="auto" style:column-width="96.34mm"/>
    </style:style>
    <style:style style:name="co75" style:family="table-column">
      <style:table-column-properties fo:break-before="auto" style:column-width="109.75mm"/>
    </style:style>
    <style:style style:name="co76" style:family="table-column">
      <style:table-column-properties fo:break-before="auto" style:column-width="132.08mm"/>
    </style:style>
    <style:style style:name="co77" style:family="table-column">
      <style:table-column-properties fo:break-before="auto" style:column-width="97.75mm"/>
    </style:style>
    <style:style style:name="co78" style:family="table-column">
      <style:table-column-properties fo:break-before="auto" style:column-width="101.56mm"/>
    </style:style>
    <style:style style:name="co79" style:family="table-column">
      <style:table-column-properties fo:break-before="auto" style:column-width="97.1mm"/>
    </style:style>
    <style:style style:name="co80" style:family="table-column">
      <style:table-column-properties fo:break-before="auto" style:column-width="154.11mm"/>
    </style:style>
    <style:style style:name="co81" style:family="table-column">
      <style:table-column-properties fo:break-before="auto" style:column-width="131.25mm"/>
    </style:style>
    <style:style style:name="co82" style:family="table-column">
      <style:table-column-properties fo:break-before="auto" style:column-width="123.35mm"/>
    </style:style>
    <style:style style:name="co83" style:family="table-column">
      <style:table-column-properties fo:break-before="auto" style:column-width="91.76mm"/>
    </style:style>
    <style:style style:name="co84" style:family="table-column">
      <style:table-column-properties fo:break-before="auto" style:column-width="58.46mm"/>
    </style:style>
    <style:style style:name="co85" style:family="table-column">
      <style:table-column-properties fo:break-before="auto" style:column-width="62.34mm"/>
    </style:style>
    <style:style style:name="co86" style:family="table-column">
      <style:table-column-properties fo:break-before="auto" style:column-width="60.38mm"/>
    </style:style>
    <style:style style:name="co87" style:family="table-column">
      <style:table-column-properties fo:break-before="auto" style:column-width="105.39mm"/>
    </style:style>
    <style:style style:name="co88" style:family="table-column">
      <style:table-column-properties fo:break-before="auto" style:column-width="100.45mm"/>
    </style:style>
    <style:style style:name="co89" style:family="table-column">
      <style:table-column-properties fo:break-before="auto" style:column-width="108.37mm"/>
    </style:style>
    <style:style style:name="co90" style:family="table-column">
      <style:table-column-properties fo:break-before="auto" style:column-width="116.28mm"/>
    </style:style>
    <style:style style:name="co91" style:family="table-column">
      <style:table-column-properties fo:break-before="auto" style:column-width="82.59mm"/>
    </style:style>
    <style:style style:name="co92" style:family="table-column">
      <style:table-column-properties fo:break-before="auto" style:column-width="119.27mm"/>
    </style:style>
    <style:style style:name="co93" style:family="table-column">
      <style:table-column-properties fo:break-before="auto" style:column-width="130.85mm"/>
    </style:style>
    <style:style style:name="co94" style:family="table-column">
      <style:table-column-properties fo:break-before="auto" style:column-width="88.04mm"/>
    </style:style>
    <style:style style:name="co95" style:family="table-column">
      <style:table-column-properties fo:break-before="auto" style:column-width="105.6mm"/>
    </style:style>
    <style:style style:name="co96" style:family="table-column">
      <style:table-column-properties fo:break-before="auto" style:column-width="130.35mm"/>
    </style:style>
    <style:style style:name="co97" style:family="table-column">
      <style:table-column-properties fo:break-before="auto" style:column-width="84.03mm"/>
    </style:style>
    <style:style style:name="co98" style:family="table-column">
      <style:table-column-properties fo:break-before="auto" style:column-width="90.61mm"/>
    </style:style>
    <style:style style:name="co99" style:family="table-column">
      <style:table-column-properties fo:break-before="auto" style:column-width="99.34mm"/>
    </style:style>
    <style:style style:name="co100" style:family="table-column">
      <style:table-column-properties fo:break-before="auto" style:column-width="101.12mm"/>
    </style:style>
    <style:style style:name="co101" style:family="table-column">
      <style:table-column-properties fo:break-before="auto" style:column-width="120.12mm"/>
    </style:style>
    <style:style style:name="co102" style:family="table-column">
      <style:table-column-properties fo:break-before="auto" style:column-width="143.42mm"/>
    </style:style>
    <style:style style:name="co103" style:family="table-column">
      <style:table-column-properties fo:break-before="auto" style:column-width="87.42mm"/>
    </style:style>
    <style:style style:name="co104" style:family="table-column">
      <style:table-column-properties fo:break-before="auto" style:column-width="63.16mm"/>
    </style:style>
    <style:style style:name="co105" style:family="table-column">
      <style:table-column-properties fo:break-before="auto" style:column-width="107.54mm"/>
    </style:style>
    <style:style style:name="co106" style:family="table-column">
      <style:table-column-properties fo:break-before="auto" style:column-width="87.12mm"/>
    </style:style>
    <style:style style:name="co107" style:family="table-column">
      <style:table-column-properties fo:break-before="auto" style:column-width="103.21mm"/>
    </style:style>
    <style:style style:name="co108" style:family="table-column">
      <style:table-column-properties fo:break-before="auto" style:column-width="61.77mm"/>
    </style:style>
    <style:style style:name="co109" style:family="table-column">
      <style:table-column-properties fo:break-before="auto" style:column-width="107.84mm"/>
    </style:style>
    <style:style style:name="co110" style:family="table-column">
      <style:table-column-properties fo:break-before="auto" style:column-width="100.82mm"/>
    </style:style>
    <style:style style:name="co111" style:family="table-column">
      <style:table-column-properties fo:break-before="auto" style:column-width="91.35mm"/>
    </style:style>
    <style:style style:name="co112" style:family="table-column">
      <style:table-column-properties fo:break-before="auto" style:column-width="119.63mm"/>
    </style:style>
    <style:style style:name="co113" style:family="table-column">
      <style:table-column-properties fo:break-before="auto" style:column-width="88.18mm"/>
    </style:style>
    <style:style style:name="co114" style:family="table-column">
      <style:table-column-properties fo:break-before="auto" style:column-width="78.48mm"/>
    </style:style>
    <style:style style:name="co115" style:family="table-column">
      <style:table-column-properties fo:break-before="auto" style:column-width="66.11mm"/>
    </style:style>
    <style:style style:name="co116" style:family="table-column">
      <style:table-column-properties fo:break-before="auto" style:column-width="92.36mm"/>
    </style:style>
    <style:style style:name="co117" style:family="table-column">
      <style:table-column-properties fo:break-before="auto" style:column-width="96.1mm"/>
    </style:style>
    <style:style style:name="co118" style:family="table-column">
      <style:table-column-properties fo:break-before="auto" style:column-width="88.95mm"/>
    </style:style>
    <style:style style:name="co119" style:family="table-column">
      <style:table-column-properties fo:break-before="auto" style:column-width="148.94mm"/>
    </style:style>
    <style:style style:name="co120" style:family="table-column">
      <style:table-column-properties fo:break-before="auto" style:column-width="80.1mm"/>
    </style:style>
    <style:style style:name="co121" style:family="table-column">
      <style:table-column-properties fo:break-before="auto" style:column-width="73.98mm"/>
    </style:style>
    <style:style style:name="co122" style:family="table-column">
      <style:table-column-properties fo:break-before="auto" style:column-width="69.81mm"/>
    </style:style>
    <style:style style:name="co123" style:family="table-column">
      <style:table-column-properties fo:break-before="auto" style:column-width="90.43mm"/>
    </style:style>
    <style:style style:name="co124" style:family="table-column">
      <style:table-column-properties fo:break-before="auto" style:column-width="86.36mm"/>
    </style:style>
    <style:style style:name="co125" style:family="table-column">
      <style:table-column-properties fo:break-before="auto" style:column-width="103.61mm"/>
    </style:style>
    <style:style style:name="co126" style:family="table-column">
      <style:table-column-properties fo:break-before="auto" style:column-width="96.94mm"/>
    </style:style>
    <style:style style:name="co127" style:family="table-column">
      <style:table-column-properties fo:break-before="auto" style:column-width="103.36mm"/>
    </style:style>
    <style:style style:name="co128" style:family="table-column">
      <style:table-column-properties fo:break-before="auto" style:column-width="83.41mm"/>
    </style:style>
    <style:style style:name="co129" style:family="table-column">
      <style:table-column-properties fo:break-before="auto" style:column-width="115.46mm"/>
    </style:style>
    <style:style style:name="co130" style:family="table-column">
      <style:table-column-properties fo:break-before="auto" style:column-width="107.3mm"/>
    </style:style>
    <style:style style:name="co131" style:family="table-column">
      <style:table-column-properties fo:break-before="auto" style:column-width="110.56mm"/>
    </style:style>
    <style:style style:name="co132" style:family="table-column">
      <style:table-column-properties fo:break-before="auto" style:column-width="103.06mm"/>
    </style:style>
    <style:style style:name="co133" style:family="table-column">
      <style:table-column-properties fo:break-before="auto" style:column-width="159.31mm"/>
    </style:style>
    <style:style style:name="co134" style:family="table-column">
      <style:table-column-properties fo:break-before="auto" style:column-width="94.76mm"/>
    </style:style>
    <style:style style:name="co135" style:family="table-column">
      <style:table-column-properties fo:break-before="auto" style:column-width="87.68mm"/>
    </style:style>
    <style:style style:name="co136" style:family="table-column">
      <style:table-column-properties fo:break-before="auto" style:column-width="151.68mm"/>
    </style:style>
    <style:style style:name="co137" style:family="table-column">
      <style:table-column-properties fo:break-before="auto" style:column-width="108.32mm"/>
    </style:style>
    <style:style style:name="co138" style:family="table-column">
      <style:table-column-properties fo:break-before="auto" style:column-width="89.61mm"/>
    </style:style>
    <style:style style:name="co139" style:family="table-column">
      <style:table-column-properties fo:break-before="auto" style:column-width="85.85mm"/>
    </style:style>
    <style:style style:name="co140" style:family="table-column">
      <style:table-column-properties fo:break-before="auto" style:column-width="89.29mm"/>
    </style:style>
    <style:style style:name="co141" style:family="table-column">
      <style:table-column-properties fo:break-before="auto" style:column-width="117.65mm"/>
    </style:style>
    <style:style style:name="co142" style:family="table-column">
      <style:table-column-properties fo:break-before="auto" style:column-width="106.47mm"/>
    </style:style>
    <style:style style:name="co143" style:family="table-column">
      <style:table-column-properties fo:break-before="auto" style:column-width="138.61mm"/>
    </style:style>
    <style:style style:name="co144" style:family="table-column">
      <style:table-column-properties fo:break-before="auto" style:column-width="109.57mm"/>
    </style:style>
    <style:style style:name="co145" style:family="table-column">
      <style:table-column-properties fo:break-before="auto" style:column-width="92.97mm"/>
    </style:style>
    <style:style style:name="co146" style:family="table-column">
      <style:table-column-properties fo:break-before="auto" style:column-width="95.23mm"/>
    </style:style>
    <style:style style:name="co147" style:family="table-column">
      <style:table-column-properties fo:break-before="auto" style:column-width="146.76mm"/>
    </style:style>
    <style:style style:name="co148" style:family="table-column">
      <style:table-column-properties fo:break-before="auto" style:column-width="76.52mm"/>
    </style:style>
    <style:style style:name="co149" style:family="table-column">
      <style:table-column-properties fo:break-before="auto" style:column-width="84.42mm"/>
    </style:style>
    <style:style style:name="co150" style:family="table-column">
      <style:table-column-properties fo:break-before="auto" style:column-width="99.1mm"/>
    </style:style>
    <style:style style:name="co151" style:family="table-column">
      <style:table-column-properties fo:break-before="auto" style:column-width="61.86mm"/>
    </style:style>
    <style:style style:name="co152" style:family="table-column">
      <style:table-column-properties fo:break-before="auto" style:column-width="124.18mm"/>
    </style:style>
    <style:style style:name="co153" style:family="table-column">
      <style:table-column-properties fo:break-before="auto" style:column-width="102.66mm"/>
    </style:style>
    <style:style style:name="co154" style:family="table-column">
      <style:table-column-properties fo:break-before="auto" style:column-width="89.04mm"/>
    </style:style>
    <style:style style:name="co155" style:family="table-column">
      <style:table-column-properties fo:break-before="auto" style:column-width="118.73mm"/>
    </style:style>
    <style:style style:name="co156" style:family="table-column">
      <style:table-column-properties fo:break-before="auto" style:column-width="98.85mm"/>
    </style:style>
    <style:style style:name="co157" style:family="table-column">
      <style:table-column-properties fo:break-before="auto" style:column-width="135.61mm"/>
    </style:style>
    <style:style style:name="co158" style:family="table-column">
      <style:table-column-properties fo:break-before="auto" style:column-width="89.87mm"/>
    </style:style>
    <style:style style:name="co159" style:family="table-column">
      <style:table-column-properties fo:break-before="auto" style:column-width="141.87mm"/>
    </style:style>
    <style:style style:name="co160" style:family="table-column">
      <style:table-column-properties fo:break-before="auto" style:column-width="129.89mm"/>
    </style:style>
    <style:style style:name="co161" style:family="table-column">
      <style:table-column-properties fo:break-before="auto" style:column-width="111.92mm"/>
    </style:style>
    <style:style style:name="co162" style:family="table-column">
      <style:table-column-properties fo:break-before="auto" style:column-width="124.44mm"/>
    </style:style>
    <style:style style:name="co163" style:family="table-column">
      <style:table-column-properties fo:break-before="auto" style:column-width="65.58mm"/>
    </style:style>
    <style:style style:name="co164" style:family="table-column">
      <style:table-column-properties fo:break-before="auto" style:column-width="108.92mm"/>
    </style:style>
    <style:style style:name="co165" style:family="table-column">
      <style:table-column-properties fo:break-before="auto" style:column-width="112.2mm"/>
    </style:style>
    <style:style style:name="co166" style:family="table-column">
      <style:table-column-properties fo:break-before="auto" style:column-width="87.14mm"/>
    </style:style>
    <style:style style:name="co167" style:family="table-column">
      <style:table-column-properties fo:break-before="auto" style:column-width="97.4mm"/>
    </style:style>
    <style:style style:name="co168" style:family="table-column">
      <style:table-column-properties fo:break-before="auto" style:column-width="95.81mm"/>
    </style:style>
    <style:style style:name="co169" style:family="table-column">
      <style:table-column-properties fo:break-before="auto" style:column-width="85.16mm"/>
    </style:style>
    <style:style style:name="co170" style:family="table-column">
      <style:table-column-properties fo:break-before="auto" style:column-width="128.29mm"/>
    </style:style>
    <style:style style:name="co171" style:family="table-column">
      <style:table-column-properties fo:break-before="auto" style:column-width="131.53mm"/>
    </style:style>
    <style:style style:name="co172" style:family="table-column">
      <style:table-column-properties fo:break-before="auto" style:column-width="88.49mm"/>
    </style:style>
    <style:style style:name="co173" style:family="table-column">
      <style:table-column-properties fo:break-before="auto" style:column-width="98.04mm"/>
    </style:style>
    <style:style style:name="co174" style:family="table-column">
      <style:table-column-properties fo:break-before="auto" style:column-width="91.63mm"/>
    </style:style>
    <style:style style:name="co175" style:family="table-column">
      <style:table-column-properties fo:break-before="auto" style:column-width="72.16mm"/>
    </style:style>
    <style:style style:name="co176" style:family="table-column">
      <style:table-column-properties fo:break-before="auto" style:column-width="48.17mm"/>
    </style:style>
    <style:style style:name="co177" style:family="table-column">
      <style:table-column-properties fo:break-before="auto" style:column-width="140.25mm"/>
    </style:style>
    <style:style style:name="co178" style:family="table-column">
      <style:table-column-properties fo:break-before="auto" style:column-width="98.3mm"/>
    </style:style>
    <style:style style:name="co179" style:family="table-column">
      <style:table-column-properties fo:break-before="auto" style:column-width="134.25mm"/>
    </style:style>
    <style:style style:name="co180" style:family="table-column">
      <style:table-column-properties fo:break-before="auto" style:column-width="110.01mm"/>
    </style:style>
    <style:style style:name="co181" style:family="table-column">
      <style:table-column-properties fo:break-before="auto" style:column-width="66.71mm"/>
    </style:style>
    <style:style style:name="co182" style:family="table-column">
      <style:table-column-properties fo:break-before="auto" style:column-width="92.32mm"/>
    </style:style>
    <style:style style:name="co183" style:family="table-column">
      <style:table-column-properties fo:break-before="auto" style:column-width="100.21mm"/>
    </style:style>
    <style:style style:name="co184" style:family="table-column">
      <style:table-column-properties fo:break-before="auto" style:column-width="48.08mm"/>
    </style:style>
    <style:style style:name="co185" style:family="table-column">
      <style:table-column-properties fo:break-before="auto" style:column-width="52.18mm"/>
    </style:style>
    <style:style style:name="co186" style:family="table-column">
      <style:table-column-properties fo:break-before="auto" style:column-width="46.83mm"/>
    </style:style>
    <style:style style:name="co187" style:family="table-column">
      <style:table-column-properties fo:break-before="auto" style:column-width="61.26mm"/>
    </style:style>
    <style:style style:name="co18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93" style:family="table-cell" style:parent-style-name="Excel_20_Built-in_20_Normal" style:data-style-name="N4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4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4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115" style:family="table-cell" style:parent-style-name="Excel_20_Built-in_20_Normal">
      <style:table-cell-properties fo:background-color="#ffffff"/>
      <style:text-properties fo:color="#000000"/>
    </style:style>
    <style:style style:name="ce116" style:family="table-cell" style:parent-style-name="Default">
      <style:table-cell-properties fo:background-color="#ffffff"/>
      <style:text-properties fo:color="#000000"/>
    </style:style>
    <style:style style:name="ce117" style:family="table-cell" style:parent-style-name="Excel_20_Built-in_20_Normal" style:data-style-name="N41">
      <style:table-cell-properties fo:background-color="#ffffff"/>
      <style:text-properties fo:color="#000000"/>
    </style:style>
    <style:style style:name="ce118" style:family="table-cell" style:parent-style-name="Default" style:data-style-name="N41">
      <style:table-cell-properties fo:background-color="#ffffff"/>
      <style:text-properties fo:color="#000000"/>
    </style:style>
    <style:style style:name="ce119" style:family="table-cell" style:parent-style-name="Excel_20_Built-in_20_Normal">
      <style:table-cell-properties fo:background-color="#ffffff"/>
      <style:text-properties fo:color="#000000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120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41">
      <style:table-cell-properties fo:background-color="transparent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4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SQ222:Sheet1.VS2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ce226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ce226"/>
        <table:table-column table:style-name="co24" table:default-cell-style-name="ce226"/>
        <table:table-column table:style-name="co59" table:default-cell-style-name="Excel_20_Built-in_20_Normal"/>
        <table:table-column table:style-name="co52" table:default-cell-style-name="Excel_20_Built-in_20_Normal"/>
        <table:table-column table:style-name="co55" table:default-cell-style-name="Excel_20_Built-in_20_Normal"/>
        <table:table-column table:style-name="co60" table:default-cell-style-name="Excel_20_Built-in_20_Normal"/>
        <table:table-column table:style-name="co24" table:default-cell-style-name="ce226"/>
        <table:table-column table:style-name="co61" table:default-cell-style-name="Excel_20_Built-in_20_Normal"/>
        <table:table-column table:style-name="co62" table:default-cell-style-name="ce226"/>
        <table:table-column table:style-name="co63" table:default-cell-style-name="Excel_20_Built-in_20_Normal"/>
        <table:table-column table:style-name="co24" table:default-cell-style-name="ce226"/>
        <table:table-column table:style-name="co64" table:default-cell-style-name="Excel_20_Built-in_20_Normal"/>
        <table:table-column table:style-name="co24" table:number-columns-repeated="2" table:default-cell-style-name="ce226"/>
        <table:table-column table:style-name="co65" table:default-cell-style-name="Excel_20_Built-in_20_Normal"/>
        <table:table-column table:style-name="co22" table:number-columns-repeated="2" table:default-cell-style-name="ce226"/>
        <table:table-column table:style-name="co66" table:default-cell-style-name="ce226"/>
        <table:table-column table:style-name="co67" table:default-cell-style-name="ce226"/>
        <table:table-column table:style-name="co68" table:default-cell-style-name="Excel_20_Built-in_20_Normal"/>
        <table:table-column table:style-name="co69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0" table:default-cell-style-name="ce226"/>
        <table:table-column table:style-name="co71" table:number-columns-repeated="2" table:default-cell-style-name="ce226"/>
        <table:table-column table:style-name="co22" table:number-columns-repeated="2" table:default-cell-style-name="ce226"/>
        <table:table-column table:style-name="co72" table:default-cell-style-name="Excel_20_Built-in_20_Normal"/>
        <table:table-column table:style-name="co10" table:default-cell-style-name="Excel_20_Built-in_20_Normal"/>
        <table:table-column table:style-name="co73" table:number-columns-repeated="3" table:default-cell-style-name="Excel_20_Built-in_20_Normal"/>
        <table:table-column table:style-name="co24" table:number-columns-repeated="2" table:default-cell-style-name="ce226"/>
        <table:table-column table:style-name="co74" table:number-columns-repeated="2" table:default-cell-style-name="ce226"/>
        <table:table-column table:style-name="co75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4" table:default-cell-style-name="Excel_20_Built-in_20_Normal"/>
        <table:table-column table:style-name="co79" table:default-cell-style-name="Excel_20_Built-in_20_Normal"/>
        <table:table-column table:style-name="co69" table:default-cell-style-name="Excel_20_Built-in_20_Normal"/>
        <table:table-column table:style-name="co71" table:default-cell-style-name="ce226"/>
        <table:table-column table:style-name="co80" table:default-cell-style-name="ce226"/>
        <table:table-column table:style-name="co81" table:default-cell-style-name="ce226"/>
        <table:table-column table:style-name="co20" table:default-cell-style-name="ce226"/>
        <table:table-column table:style-name="co69" table:default-cell-style-name="Excel_20_Built-in_20_Normal"/>
        <table:table-column table:style-name="co17" table:default-cell-style-name="ce226"/>
        <table:table-column table:style-name="co82" table:default-cell-style-name="Excel_20_Built-in_20_Normal"/>
        <table:table-column table:style-name="co82" table:default-cell-style-name="ce226"/>
        <table:table-column table:style-name="co31" table:default-cell-style-name="Excel_20_Built-in_20_Normal"/>
        <table:table-column table:style-name="co83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3" table:default-cell-style-name="Excel_20_Built-in_20_Normal"/>
        <table:table-column table:style-name="co87" table:default-cell-style-name="ce226"/>
        <table:table-column table:style-name="co83" table:default-cell-style-name="Excel_20_Built-in_20_Normal"/>
        <table:table-column table:style-name="co88" table:number-columns-repeated="2" table:default-cell-style-name="Excel_20_Built-in_20_Normal"/>
        <table:table-column table:style-name="co89" table:default-cell-style-name="Excel_20_Built-in_20_Normal"/>
        <table:table-column table:style-name="co37" table:number-columns-repeated="2" table:default-cell-style-name="Excel_20_Built-in_20_Normal"/>
        <table:table-column table:style-name="co90" table:default-cell-style-name="ce233"/>
        <table:table-column table:style-name="co91" table:default-cell-style-name="ce233"/>
        <table:table-column table:style-name="co92" table:default-cell-style-name="ce233"/>
        <table:table-column table:style-name="co91" table:number-columns-repeated="2" table:default-cell-style-name="ce233"/>
        <table:table-column table:style-name="co93" table:default-cell-style-name="Excel_20_Built-in_20_Normal"/>
        <table:table-column table:style-name="co94" table:default-cell-style-name="ce226"/>
        <table:table-column table:style-name="co58" table:default-cell-style-name="ce226"/>
        <table:table-column table:style-name="co22" table:default-cell-style-name="ce226"/>
        <table:table-column table:style-name="co82" table:default-cell-style-name="Excel_20_Built-in_20_Normal"/>
        <table:table-column table:style-name="co95" table:default-cell-style-name="Excel_20_Built-in_20_Normal"/>
        <table:table-column table:style-name="co95" table:default-cell-style-name="ce226"/>
        <table:table-column table:style-name="co48" table:default-cell-style-name="ce226"/>
        <table:table-column table:style-name="co85" table:default-cell-style-name="ce226"/>
        <table:table-column table:style-name="co96" table:default-cell-style-name="Excel_20_Built-in_20_Normal"/>
        <table:table-column table:style-name="co97" table:default-cell-style-name="ce226"/>
        <table:table-column table:style-name="co98" table:number-columns-repeated="4" table:default-cell-style-name="ce226"/>
        <table:table-column table:style-name="co98" table:default-cell-style-name="Excel_20_Built-in_20_Normal"/>
        <table:table-column table:style-name="co67" table:default-cell-style-name="Excel_20_Built-in_20_Normal"/>
        <table:table-column table:style-name="co99" table:default-cell-style-name="Excel_20_Built-in_20_Normal"/>
        <table:table-column table:style-name="co100" table:default-cell-style-name="Excel_20_Built-in_20_Normal"/>
        <table:table-column table:style-name="co101" table:default-cell-style-name="ce226"/>
        <table:table-column table:style-name="co4" table:default-cell-style-name="ce226"/>
        <table:table-column table:style-name="co69" table:default-cell-style-name="Excel_20_Built-in_20_Normal"/>
        <table:table-column table:style-name="co22" table:default-cell-style-name="ce226"/>
        <table:table-column table:style-name="co102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3" table:default-cell-style-name="ce226"/>
        <table:table-column table:style-name="co3" table:number-columns-repeated="2" table:default-cell-style-name="ce226"/>
        <table:table-column table:style-name="co104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6" table:default-cell-style-name="Excel_20_Built-in_20_Normal"/>
        <table:table-column table:style-name="co105" table:default-cell-style-name="ce226"/>
        <table:table-column table:style-name="co106" table:default-cell-style-name="Excel_20_Built-in_20_Normal"/>
        <table:table-column table:style-name="co28" table:default-cell-style-name="Excel_20_Built-in_20_Normal"/>
        <table:table-column table:style-name="co64" table:default-cell-style-name="Excel_20_Built-in_20_Normal"/>
        <table:table-column table:style-name="co107" table:default-cell-style-name="ce226"/>
        <table:table-column table:style-name="co108" table:default-cell-style-name="ce226"/>
        <table:table-column table:style-name="co109" table:number-columns-repeated="2" table:default-cell-style-name="ce226"/>
        <table:table-column table:style-name="co110" table:number-columns-repeated="2" table:default-cell-style-name="ce226"/>
        <table:table-column table:style-name="co110" table:default-cell-style-name="Excel_20_Built-in_20_Normal"/>
        <table:table-column table:style-name="co35" table:number-columns-repeated="2" table:default-cell-style-name="ce226"/>
        <table:table-column table:style-name="co111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7" table:default-cell-style-name="Excel_20_Built-in_20_Normal"/>
        <table:table-column table:style-name="co109" table:number-columns-repeated="4" table:default-cell-style-name="ce226"/>
        <table:table-column table:style-name="co112" table:default-cell-style-name="ce226"/>
        <table:table-column table:style-name="co113" table:default-cell-style-name="Excel_20_Built-in_20_Normal"/>
        <table:table-column table:style-name="co114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2" table:default-cell-style-name="ce259"/>
        <table:table-column table:style-name="co67" table:default-cell-style-name="ce259"/>
        <table:table-column table:style-name="co115" table:default-cell-style-name="Excel_20_Built-in_20_Normal"/>
        <table:table-column table:style-name="co24" table:default-cell-style-name="ce226"/>
        <table:table-column table:style-name="co116" table:default-cell-style-name="Excel_20_Built-in_20_Normal"/>
        <table:table-column table:style-name="co116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7" table:default-cell-style-name="ce226"/>
        <table:table-column table:style-name="co24" table:default-cell-style-name="ce226"/>
        <table:table-column table:style-name="co99" table:default-cell-style-name="Excel_20_Built-in_20_Normal"/>
        <table:table-column table:style-name="co97" table:default-cell-style-name="ce226"/>
        <table:table-column table:style-name="co118" table:default-cell-style-name="ce226"/>
        <table:table-column table:style-name="co24" table:number-columns-repeated="3" table:default-cell-style-name="ce226"/>
        <table:table-column table:style-name="co119" table:default-cell-style-name="ce226"/>
        <table:table-column table:style-name="co80" table:default-cell-style-name="ce226"/>
        <table:table-column table:style-name="co22" table:default-cell-style-name="ce226"/>
        <table:table-column table:style-name="co120" table:default-cell-style-name="ce226"/>
        <table:table-column table:style-name="co24" table:default-cell-style-name="ce226"/>
        <table:table-column table:style-name="co67" table:number-columns-repeated="2" table:default-cell-style-name="ce226"/>
        <table:table-column table:style-name="co46" table:default-cell-style-name="Excel_20_Built-in_20_Normal"/>
        <table:table-column table:style-name="co73" table:default-cell-style-name="Excel_20_Built-in_20_Normal"/>
        <table:table-column table:style-name="co24" table:default-cell-style-name="ce226"/>
        <table:table-column table:style-name="co121" table:number-columns-repeated="3" table:default-cell-style-name="ce226"/>
        <table:table-column table:style-name="co122" table:default-cell-style-name="Excel_20_Built-in_20_Normal"/>
        <table:table-column table:style-name="co123" table:default-cell-style-name="ce226"/>
        <table:table-column table:style-name="co124" table:default-cell-style-name="Excel_20_Built-in_20_Normal"/>
        <table:table-column table:style-name="co37" table:number-columns-repeated="3" table:default-cell-style-name="ce226"/>
        <table:table-column table:style-name="co67" table:default-cell-style-name="ce226"/>
        <table:table-column table:style-name="co25" table:default-cell-style-name="ce226"/>
        <table:table-column table:style-name="co125" table:number-columns-repeated="2" table:default-cell-style-name="ce226"/>
        <table:table-column table:style-name="co126" table:default-cell-style-name="ce226"/>
        <table:table-column table:style-name="co24" table:default-cell-style-name="ce226"/>
        <table:table-column table:style-name="co67" table:default-cell-style-name="ce226"/>
        <table:table-column table:style-name="co78" table:default-cell-style-name="ce226"/>
        <table:table-column table:style-name="co24" table:default-cell-style-name="ce226"/>
        <table:table-column table:style-name="co46" table:number-columns-repeated="2" table:default-cell-style-name="Excel_20_Built-in_20_Normal"/>
        <table:table-column table:style-name="co127" table:default-cell-style-name="Excel_20_Built-in_20_Normal"/>
        <table:table-column table:style-name="co128" table:default-cell-style-name="ce226"/>
        <table:table-column table:style-name="co129" table:default-cell-style-name="Excel_20_Built-in_20_Normal"/>
        <table:table-column table:style-name="co73" table:default-cell-style-name="Excel_20_Built-in_20_Normal"/>
        <table:table-column table:style-name="co130" table:default-cell-style-name="ce226"/>
        <table:table-column table:style-name="co131" table:default-cell-style-name="ce226"/>
        <table:table-column table:style-name="co14" table:default-cell-style-name="ce226"/>
        <table:table-column table:style-name="co132" table:default-cell-style-name="Excel_20_Built-in_20_Normal"/>
        <table:table-column table:style-name="co133" table:default-cell-style-name="Excel_20_Built-in_20_Normal"/>
        <table:table-column table:style-name="co46" table:default-cell-style-name="Excel_20_Built-in_20_Normal"/>
        <table:table-column table:style-name="co134" table:default-cell-style-name="Excel_20_Built-in_20_Normal"/>
        <table:table-column table:style-name="co135" table:number-columns-repeated="2" table:default-cell-style-name="Excel_20_Built-in_20_Normal"/>
        <table:table-column table:style-name="co136" table:number-columns-repeated="2" table:default-cell-style-name="Excel_20_Built-in_20_Normal"/>
        <table:table-column table:style-name="co134" table:default-cell-style-name="Excel_20_Built-in_20_Normal"/>
        <table:table-column table:style-name="co137" table:default-cell-style-name="Excel_20_Built-in_20_Normal"/>
        <table:table-column table:style-name="co73" table:default-cell-style-name="Excel_20_Built-in_20_Normal"/>
        <table:table-column table:style-name="co46" table:number-columns-repeated="2" table:default-cell-style-name="Excel_20_Built-in_20_Normal"/>
        <table:table-column table:style-name="co116" table:default-cell-style-name="ce226"/>
        <table:table-column table:style-name="co46" table:default-cell-style-name="ce226"/>
        <table:table-column table:style-name="co138" table:default-cell-style-name="Excel_20_Built-in_20_Normal"/>
        <table:table-column table:style-name="co139" table:default-cell-style-name="Excel_20_Built-in_20_Normal"/>
        <table:table-column table:style-name="co24" table:default-cell-style-name="Excel_20_Built-in_20_Normal"/>
        <table:table-column table:style-name="co140" table:default-cell-style-name="Excel_20_Built-in_20_Normal"/>
        <table:table-column table:style-name="co141" table:default-cell-style-name="ce226"/>
        <table:table-column table:style-name="co142" table:default-cell-style-name="ce226"/>
        <table:table-column table:style-name="co143" table:default-cell-style-name="ce226"/>
        <table:table-column table:style-name="co24" table:default-cell-style-name="ce226"/>
        <table:table-column table:style-name="co144" table:number-columns-repeated="2" table:default-cell-style-name="Excel_20_Built-in_20_Normal"/>
        <table:table-column table:style-name="co37" table:default-cell-style-name="ce226"/>
        <table:table-column table:style-name="co24" table:default-cell-style-name="ce226"/>
        <table:table-column table:style-name="co22" table:default-cell-style-name="ce226"/>
        <table:table-column table:style-name="co107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7" table:number-columns-repeated="2" table:default-cell-style-name="ce226"/>
        <table:table-column table:style-name="co145" table:default-cell-style-name="Excel_20_Built-in_20_Normal"/>
        <table:table-column table:style-name="co146" table:default-cell-style-name="ce226"/>
        <table:table-column table:style-name="co24" table:default-cell-style-name="ce226"/>
        <table:table-column table:style-name="co147" table:default-cell-style-name="ce226"/>
        <table:table-column table:style-name="co3" table:default-cell-style-name="ce219"/>
        <table:table-column table:style-name="co148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1" table:default-cell-style-name="Excel_20_Built-in_20_Normal"/>
        <table:table-column table:style-name="co24" table:default-cell-style-name="ce226"/>
        <table:table-column table:style-name="co149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0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1" table:default-cell-style-name="Excel_20_Built-in_20_Normal"/>
        <table:table-column table:style-name="co129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ce240"/>
        <table:table-column table:style-name="co152" table:default-cell-style-name="ce240"/>
        <table:table-column table:style-name="co129" table:default-cell-style-name="ce240"/>
        <table:table-column table:style-name="co153" table:default-cell-style-name="ce240"/>
        <table:table-column table:style-name="co154" table:default-cell-style-name="ce240"/>
        <table:table-column table:style-name="co155" table:default-cell-style-name="ce240"/>
        <table:table-column table:style-name="co156" table:default-cell-style-name="ce240"/>
        <table:table-column table:style-name="co36" table:default-cell-style-name="Excel_20_Built-in_20_Normal"/>
        <table:table-column table:style-name="co157" table:default-cell-style-name="ce226"/>
        <table:table-column table:style-name="co114" table:default-cell-style-name="ce226"/>
        <table:table-column table:style-name="co158" table:default-cell-style-name="ce226"/>
        <table:table-column table:style-name="co24" table:number-columns-repeated="2" table:default-cell-style-name="ce226"/>
        <table:table-column table:style-name="co56" table:number-columns-repeated="2" table:default-cell-style-name="Excel_20_Built-in_20_Normal"/>
        <table:table-column table:style-name="co159" table:default-cell-style-name="Excel_20_Built-in_20_Normal"/>
        <table:table-column table:style-name="co106" table:default-cell-style-name="Excel_20_Built-in_20_Normal"/>
        <table:table-column table:style-name="co22" table:default-cell-style-name="Excel_20_Built-in_20_Normal"/>
        <table:table-column table:style-name="co107" table:default-cell-style-name="ce226"/>
        <table:table-column table:style-name="co160" table:default-cell-style-name="ce226"/>
        <table:table-column table:style-name="co24" table:default-cell-style-name="ce226"/>
        <table:table-column table:style-name="co106" table:default-cell-style-name="Excel_20_Built-in_20_Normal"/>
        <table:table-column table:style-name="co161" table:default-cell-style-name="Excel_20_Built-in_20_Normal"/>
        <table:table-column table:style-name="co162" table:default-cell-style-name="ce226"/>
        <table:table-column table:style-name="co106" table:default-cell-style-name="ce226"/>
        <table:table-column table:style-name="co36" table:default-cell-style-name="ce226"/>
        <table:table-column table:style-name="co163" table:default-cell-style-name="Excel_20_Built-in_20_Normal"/>
        <table:table-column table:style-name="co109" table:default-cell-style-name="ce226"/>
        <table:table-column table:style-name="co107" table:default-cell-style-name="ce226"/>
        <table:table-column table:style-name="co109" table:number-columns-repeated="4" table:default-cell-style-name="ce226"/>
        <table:table-column table:style-name="co131" table:default-cell-style-name="ce226"/>
        <table:table-column table:style-name="co164" table:default-cell-style-name="ce226"/>
        <table:table-column table:style-name="co24" table:number-columns-repeated="2" table:default-cell-style-name="ce226"/>
        <table:table-column table:style-name="co165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6" table:default-cell-style-name="ce259"/>
        <table:table-column table:style-name="co3" table:default-cell-style-name="ce219"/>
        <table:table-column table:style-name="co106" table:default-cell-style-name="Excel_20_Built-in_20_Normal"/>
        <table:table-column table:style-name="co167" table:default-cell-style-name="Excel_20_Built-in_20_Normal"/>
        <table:table-column table:style-name="co168" table:default-cell-style-name="Excel_20_Built-in_20_Normal"/>
        <table:table-column table:style-name="co24" table:default-cell-style-name="ce226"/>
        <table:table-column table:style-name="co169" table:number-columns-repeated="4" table:default-cell-style-name="ce226"/>
        <table:table-column table:style-name="co170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1" table:number-columns-repeated="4" table:default-cell-style-name="Excel_20_Built-in_20_Normal"/>
        <table:table-column table:style-name="co106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2" table:default-cell-style-name="ce226"/>
        <table:table-column table:style-name="co24" table:number-columns-repeated="2" table:default-cell-style-name="ce226"/>
        <table:table-column table:style-name="co173" table:number-columns-repeated="2" table:default-cell-style-name="ce226"/>
        <table:table-column table:style-name="co174" table:number-columns-repeated="3" table:default-cell-style-name="ce226"/>
        <table:table-column table:style-name="co169" table:default-cell-style-name="ce226"/>
        <table:table-column table:style-name="co174" table:number-columns-repeated="2" table:default-cell-style-name="ce226"/>
        <table:table-column table:style-name="co175" table:default-cell-style-name="ce226"/>
        <table:table-column table:style-name="co3" table:default-cell-style-name="ce219"/>
        <table:table-column table:style-name="co176" table:default-cell-style-name="ce226"/>
        <table:table-column table:style-name="co177" table:default-cell-style-name="Excel_20_Built-in_20_Normal"/>
        <table:table-column table:style-name="co8" table:default-cell-style-name="Excel_20_Built-in_20_Normal"/>
        <table:table-column table:style-name="co81" table:number-columns-repeated="3" table:default-cell-style-name="ce226"/>
        <table:table-column table:style-name="co171" table:default-cell-style-name="ce226"/>
        <table:table-column table:style-name="co178" table:default-cell-style-name="ce226"/>
        <table:table-column table:style-name="co24" table:number-columns-repeated="3" table:default-cell-style-name="ce226"/>
        <table:table-column table:style-name="co179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80" table:default-cell-style-name="ce296"/>
        <table:table-column table:style-name="co181" table:default-cell-style-name="ce296"/>
        <table:table-column table:style-name="co182" table:default-cell-style-name="ce296"/>
        <table:table-column table:style-name="co178" table:default-cell-style-name="ce296"/>
        <table:table-column table:style-name="co3" table:default-cell-style-name="ce219"/>
        <table:table-column table:style-name="co183" table:number-columns-repeated="3" table:default-cell-style-name="ce115"/>
        <table:table-column table:style-name="co183" table:default-cell-style-name="ce240"/>
        <table:table-column table:style-name="co3" table:default-cell-style-name="ce240"/>
        <table:table-column table:style-name="co3" table:default-cell-style-name="ce298"/>
        <table:table-column table:style-name="co184" table:default-cell-style-name="ce298"/>
        <table:table-column table:style-name="co185" table:number-columns-repeated="6" table:default-cell-style-name="ce298"/>
        <table:table-column table:style-name="co186" table:default-cell-style-name="ce298"/>
        <table:table-column table:style-name="co187" table:default-cell-style-name="ce298"/>
        <table:table-column table:style-name="co187" table:default-cell-style-name="ce302"/>
        <table:table-column table:style-name="co188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table:style-name="Excel_20_Built-in_20_Normal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703AshValeWloo4BIL</text:p>
          </table:table-cell>
          <table:table-cell office:value-type="string" calcext:value-type="string">
            <text:p>800AscotWloo4BIL</text:p>
          </table:table-cell>
          <table:table-cell office:value-type="string" calcext:value-type="string">
            <text:p>819AshValeWloo4BIL</text:p>
          </table:table-cell>
          <table:table-cell table:style-name="ce113" office:value-type="string" calcext:value-type="string">
            <text:p>1227WlooAltonPmth8BIL</text:p>
          </table:table-cell>
          <table:table-cell table:style-name="ce113" office:value-type="string" calcext:value-type="string">
            <text:p>1227WlooPmth4BIL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table:style-name="ce226" office:value-type="string" calcext:value-type="string">
            <text:p>ObsWoking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a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Excel_20_Built-in_20_Normal" office:value-type="string" calcext:value-type="string">
            <text:p>1103GfordWokingPcls school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table:style-name="ce220" office:value-type="string" calcext:value-type="string">
            <text:p>Southern Electric</text:p>
          </table:table-cell>
          <table:table-cell table:style-name="ce116" office:value-type="string" calcext:value-type="string">
            <text:p>circular via Ascot?</text:p>
          </table:table-cell>
          <table:table-cell table:style-name="ce116" office:value-type="string" calcext:value-type="string">
            <text:p>via Frimley East curve</text:p>
          </table:table-cell>
          <table:table-cell table:style-name="ce116"/>
          <table:table-cell table:style-name="ce60" office:value-type="string" calcext:value-type="string">
            <text:p>1227WlooAltonPmth8BIL</text:p>
          </table:table-cell>
          <table:table-cell table:style-name="ce60"/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table:style-name="ce226" office:value-type="string" calcext:value-type="string">
            <text:p>Observer Woking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6cct+1guv</text:p>
          </table:table-cell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"/>
          <table:table-cell office:value-type="string" calcext:value-type="string">
            <text:p>divides at Woking front portion</text:p>
          </table:table-cell>
          <table:table-cell office:value-type="string" calcext:value-type="string">
            <text:p>divided rear portion</text:p>
          </table:table-cell>
          <table:table-cell table:number-columns-repeated="442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V4_540WlooWmth70A2WC</text:p>
            </table:table-cell>
            <table:table-cell table:style-name="Excel_20_Built-in_20_Normal" office:value-type="string" calcext:value-type="string">
              <text:p>RL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RL_1100WlooACE70A6MN</text:p>
            </table:table-cell>
            <table:table-cell office:value-type="string" calcext:value-type="string">
              <text:p>RL_1245TavyGds70A10N15</text:p>
            </table:table-cell>
            <table:table-cell office:value-type="string" calcext:value-type="string">
              <text:p>RL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RL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RL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RL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RL_1635Pullman70A33Mnup</text:p>
            </table:table-cell>
            <table:table-cell table:style-name="Excel_20_Built-in_20_Normal" office:value-type="string" calcext:value-type="string">
              <text:p>RL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RL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office:value-type="string" calcext:value-type="string">
              <text:p><text:span text:style-name="T4">RL_2315WlooBstoke70A66H15</text:span></text:p>
            </table:table-cell>
            <table:table-cell table:style-name="Excel_20_Built-in_20_Normal" office:value-type="string" calcext:value-type="string">
              <text:p>RL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RL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RL_1950DorsetGds70A74H15</text:p>
            </table:table-cell>
            <table:table-cell office:value-type="string" calcext:value-type="string">
              <text:p>RL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office:value-type="string" calcext:value-type="string">
              <text:p>RL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 table:style-name="Excel_20_Built-in_20_Normal"/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V4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4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4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4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5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5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/>
            <table:table-cell office:value-type="string" calcext:value-type="string">
              <text:p>V4_703AshValeWloo4BIL</text:p>
            </table:table-cell>
            <table:table-cell office:value-type="string" calcext:value-type="string">
              <text:p>V4_800AscotWloo4BIL</text:p>
            </table:table-cell>
            <table:table-cell office:value-type="string" calcext:value-type="string">
              <text:p>V4_819AshValeWloo4BIL</text:p>
            </table:table-cell>
            <table:table-cell office:value-type="string" calcext:value-type="string">
              <text:p><text:span text:style-name="T6">V4_</text:span><text:span text:style-name="T7">1227WlooAltonPmth8BIL</text:span></text:p>
            </table:table-cell>
            <table:table-cell office:value-type="string" calcext:value-type="string">
              <text:p><text:span text:style-name="T6">V4_</text:span><text:span text:style-name="T7">1227WlooPmth4BIL</text:span></text:p>
            </table:table-cell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style-name="ce226" office:value-type="string" calcext:value-type="string">
              <text:p>V4_obsWoking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 table:style-name="Default"/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/>
          <table:table-cell office:value-type="string" calcext:value-type="string">
            <text:p><text:s/>V4_2BIL2048</text:p>
          </table:table-cell>
          <table:table-cell table:number-columns-repeated="2" office:value-type="string" calcext:value-type="string">
            <text:p><text:s/>V4_2BIL2048 + <text:s/>V4_2BIL2048</text:p>
          </table:table-cell>
          <table:table-cell office:value-type="string" calcext:value-type="string">
            <text:p>V4_2BIL2048 +V4_2BIL2048 + V4_2BIL2048 + V4_2BIL2048</text:p>
          </table:table-cell>
          <table:table-cell office:value-type="string" calcext:value-type="string">
            <text:p><text:s/>V4_2BIL2048 + V4_2BIL2048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/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3H50M00S" calcext:value-type="time">
            <text:p>13:5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/>
          <table:table-cell table:style-name="ce117" office:value-type="time" office:time-value="PT07H05M00S" calcext:value-type="time">
            <text:p>07:05:00</text:p>
          </table:table-cell>
          <table:table-cell table:style-name="ce117" office:value-type="time" office:time-value="PT08H29M00S" calcext:value-type="time">
            <text:p>08:29:00</text:p>
          </table:table-cell>
          <table:table-cell table:style-name="ce117" office:value-type="time" office:time-value="PT08H20M00S" calcext:value-type="time">
            <text:p>08:20:00</text:p>
          </table:table-cell>
          <table:table-cell table:style-name="ce93" office:value-type="time" office:time-value="PT13H00M00S" calcext:value-type="time">
            <text:p>13:00:00</text:p>
          </table:table-cell>
          <table:table-cell table:style-name="ce93" office:value-type="time" office:time-value="PT13H12M00S" calcext:value-type="time">
            <text:p>13:12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09:35$create=00:04</text:p>
          </table:table-cell>
          <table:table-cell table:style-name="ce226" office:value-type="string" calcext:value-type="string">
            <text:p>10:30$create=00:02</text:p>
          </table:table-cell>
          <table:table-cell table:style-name="ce226" office:value-type="string" calcext:value-type="string">
            <text:p>13:05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 table:number-columns-repeated="2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number-columns-repeated="6"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number-columns-repeated="6"/>
          <table:table-cell table:style-name="ce300" table:number-columns-repeated="10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 table:number-columns-repeated="2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/>
          <table:table-cell office:value-type="string" calcext:value-type="string">
            <text:p>UP</text:p>
          </table:table-cell>
          <table:table-cell table:style-name="ce283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</text:p>
          </table:table-cell>
          <table:table-cell table:style-name="Default" table:number-columns-repeated="3"/>
          <table:table-cell table:style-name="ce236" office:value-type="time" office:time-value="PT06H15M00S" calcext:value-type="time">
            <text:p>06:15:00</text:p>
          </table:table-cell>
          <table:table-cell table:style-name="Default" table:number-columns-repeated="228"/>
          <table:table-cell table:style-name="ce236" office:value-type="time" office:time-value="PT13H55M00S" calcext:value-type="time">
            <text:p>13:55:00</text:p>
          </table:table-cell>
          <table:table-cell table:style-name="Default" table:number-columns-repeated="156"/>
          <table:table-cell table:style-name="ce60" table:number-columns-repeated="7"/>
          <table:table-cell table:style-name="Default" table:number-columns-repeated="96"/>
          <table:table-cell table:style-name="ce118" office:value-type="time" office:time-value="PT07H16M00S" calcext:value-type="time">
            <text:p>07:16:00</text:p>
          </table:table-cell>
          <table:table-cell table:style-name="ce118" office:value-type="time" office:time-value="PT08H42M00S" calcext:value-type="time">
            <text:p>08:42:00</text:p>
          </table:table-cell>
          <table:table-cell table:style-name="ce236" office:value-type="time" office:time-value="PT08H32M00S" calcext:value-type="time">
            <text:p>08:32:00</text:p>
          </table:table-cell>
          <table:table-cell table:style-name="ce114" office:value-type="string" calcext:value-type="string">
            <text:p>13:09$detach /units=-4 /Forms=1227WlooPmth4BIL</text:p>
          </table:table-cell>
          <table:table-cell table:style-name="ce114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Yard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96"/>
          <table:table-cell table:style-name="ce118" office:value-type="time" office:time-value="PT07H10M00S" calcext:value-type="time">
            <text:p>07:10:00</text:p>
          </table:table-cell>
          <table:table-cell table:style-name="ce118" office:value-type="time" office:time-value="PT08H36M00S" calcext:value-type="time">
            <text:p>08:36:00</text:p>
          </table:table-cell>
          <table:table-cell table:style-name="ce118" office:value-type="time" office:time-value="PT08H26M00S" calcext:value-type="time">
            <text:p>08:26:00</text:p>
          </table:table-cell>
          <table:table-cell table:style-name="ce114" office:value-type="time" office:time-value="PT13H15M00S" calcext:value-type="time">
            <text:p>13:15:00</text:p>
          </table:table-cell>
          <table:table-cell table:style-name="ce114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Gds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Gds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Gds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Gds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Gds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3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4"/>
          <table:table-cell office:value-type="time" office:time-value="PT14H30M00S" calcext:value-type="time">
            <text:p>14:30</text:p>
          </table:table-cell>
          <table:table-cell table:number-columns-repeated="5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0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70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3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7"/>
          <table:table-cell table:style-name="ce226" office:value-type="string" calcext:value-type="string">
            <text:p>00:16-00:50</text:p>
          </table:table-cell>
          <table:table-cell table:number-columns-repeated="9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07"/>
          <table:table-cell office:value-type="string" calcext:value-type="string">
            <text:p>00:41$detach /nonpower /static</text:p>
          </table:table-cell>
          <table:table-cell table:number-columns-repeated="66"/>
          <table:table-cell office:value-type="string" calcext:value-type="string">
            <text:p>05:10$pickup /static</text:p>
          </table:table-cell>
          <table:table-cell table:number-columns-repeated="502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9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1"/>
          <table:table-cell office:value-type="time" office:time-value="PT08H35M00S" calcext:value-type="time">
            <text:p>08:35</text:p>
          </table:table-cell>
          <table:table-cell table:number-columns-repeated="175"/>
          <table:table-cell office:value-type="string" calcext:value-type="string">
            <text:p>08:40$hold$noclaim</text:p>
          </table:table-cell>
          <table:table-cell table:number-columns-repeated="711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8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5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7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0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29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1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11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8"/>
          <table:table-cell table:style-name="ce226" office:value-type="string" calcext:value-type="string">
            <text:p>02:35$detach /nonpower /static</text:p>
          </table:table-cell>
          <table:table-cell table:number-columns-repeated="680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30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7"/>
          <table:table-cell table:style-name="Default"/>
          <table:table-cell table:number-columns-repeated="557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62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8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40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3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21"/>
          <table:table-cell table:style-name="ce221"/>
          <table:table-cell table:style-name="ce119" table:number-columns-repeated="3"/>
          <table:table-cell table:style-name="ce94" table:number-columns-repeated="2"/>
          <table:table-cell table:number-columns-repeated="44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7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51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9"/>
          <table:table-cell table:style-name="ce230" table:number-columns-repeated="2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8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3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6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86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1"/>
          <table:table-cell table:style-name="Default" table:number-columns-repeated="4"/>
          <table:table-cell table:number-columns-repeated="714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6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16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8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5"/>
          <table:table-cell table:style-name="ce226" office:value-type="time" office:time-value="PT02H00M00S" calcext:value-type="time">
            <text:p>02:00</text:p>
          </table:table-cell>
          <table:table-cell table:number-columns-repeated="554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8"/>
          <table:table-cell office:value-type="string" calcext:value-type="string">
            <text:p>10:35$pickup /static</text:p>
          </table:table-cell>
          <table:table-cell table:number-columns-repeated="740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6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75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6"/>
          <table:table-cell office:value-type="time" office:time-value="PT09H14M00S" calcext:value-type="time">
            <text:p>09:14</text:p>
          </table:table-cell>
          <table:table-cell table:number-columns-repeated="20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19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86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8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3"/>
          <table:table-cell table:style-name="Default"/>
          <table:table-cell table:number-columns-repeated="100"/>
          <table:table-cell table:style-name="Default"/>
          <table:table-cell table:number-columns-repeated="711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86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51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8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9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58"/>
          <table:table-cell table:style-name="ce225"/>
          <table:table-cell table:number-columns-repeated="555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4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55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4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8"/>
          <table:table-cell table:style-name="ce225"/>
          <table:table-cell table:number-columns-repeated="555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4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55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4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55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5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55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4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55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5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46"/>
          <table:table-cell table:style-name="Default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5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1"/>
          <table:table-cell table:style-name="ce224" table:number-columns-repeated="2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83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44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6"/>
          <table:table-cell table:style-name="ce225" office:value-type="time" office:time-value="PT04H20M00S" calcext:value-type="time">
            <text:p>04:20:00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3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4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75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7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7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4"/>
          <table:table-cell office:value-type="string" calcext:value-type="string">
            <text:p>07:45$hold$wait=528ElghFish71A280T9</text:p>
          </table:table-cell>
          <table:table-cell table:number-columns-repeated="844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5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7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4"/>
          <table:table-cell office:value-type="string" calcext:value-type="string">
            <text:p>07:56-09:19$hold</text:p>
          </table:table-cell>
          <table:table-cell table:number-columns-repeated="844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7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4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2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2"/>
          <table:table-cell table:style-name="ce226"/>
          <table:table-cell table:number-columns-repeated="46"/>
          <table:table-cell table:style-name="ce226" table:number-columns-repeated="5"/>
          <table:table-cell table:number-columns-repeated="491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2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3"/>
          <table:table-cell table:style-name="ce226"/>
          <table:table-cell table:number-columns-repeated="46"/>
          <table:table-cell table:style-name="ce226" table:number-columns-repeated="5"/>
          <table:table-cell table:number-columns-repeated="491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6"/>
          <table:table-cell table:style-name="ce224" table:number-columns-repeated="2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44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63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8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89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65"/>
          <table:table-cell table:style-name="Default"/>
          <table:table-cell table:number-columns-repeated="3"/>
          <table:table-cell table:style-name="Default" table:number-columns-repeated="5"/>
          <table:table-cell table:number-columns-repeated="514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6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69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72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2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70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 table:number-columns-repeated="2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6"/>
          <table:table-cell table:style-name="Excel_20_Built-in_20_Normal" table:number-columns-repeated="2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7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4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18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table:number-columns-repeated="2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63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2"/>
          <table:table-cell table:style-name="ce225" table:number-columns-repeated="2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7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63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5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4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5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1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60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3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91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6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 table:number-columns-repeated="3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12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1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61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1"/>
          <table:table-cell table:style-name="ce224" table:number-columns-repeated="2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82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3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82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2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9"/>
          <table:table-cell table:style-name="ce224" table:number-columns-repeated="2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82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2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63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30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6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6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63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4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5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6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12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7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3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91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2"/>
          <table:table-cell table:style-name="Excel_20_Built-in_20_Normal" table:number-columns-repeated="3"/>
          <table:table-cell table:number-columns-repeated="122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12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6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63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6"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6"/>
          <table:table-cell table:style-name="ce232" office:value-type="time" office:time-value="PT06H45M00S" calcext:value-type="time">
            <text:p>06:45:00</text:p>
          </table:table-cell>
          <table:table-cell table:number-columns-repeated="612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8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84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8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84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table:style-name="Default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ce236" office:value-type="time" office:time-value="PT06H56M00S" calcext:value-type="time">
            <text:p>06:56:00</text:p>
          </table:table-cell>
          <table:table-cell table:number-columns-repeated="43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72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7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10$pickup /static</text:p>
          </table:table-cell>
          <table:table-cell table:number-columns-repeated="97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63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8"/>
          <table:table-cell table:style-name="Excel_20_Built-in_20_Normal"/>
          <table:table-cell table:number-columns-repeated="152"/>
          <table:table-cell table:style-name="Default"/>
          <table:table-cell table:number-columns-repeated="595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89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9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4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3M00S" calcext:value-type="time">
            <text:p>06:43</text:p>
          </table:table-cell>
          <table:table-cell table:number-columns-repeated="48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72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7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0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8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56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43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61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3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5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61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1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15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6"/>
          <table:table-cell office:value-type="string" calcext:value-type="string">
            <text:p>09:20-10:00</text:p>
          </table:table-cell>
          <table:table-cell table:number-columns-repeated="24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18"/>
          <table:table-cell table:style-name="Default"/>
          <table:table-cell office:value-type="string" calcext:value-type="string">
            <text:p>08:46$detach /nonpower /static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86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3"/>
          <table:table-cell table:style-name="Default" table:number-columns-repeated="2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9"/>
          <table:table-cell table:style-name="ce226"/>
          <table:table-cell table:number-columns-repeated="555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1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8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3"/>
          <table:table-cell office:value-type="string" calcext:value-type="string">
            <text:p>06:25$pickup /static</text:p>
          </table:table-cell>
          <table:table-cell table:number-columns-repeated="805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77"/>
          <table:table-cell office:value-type="string" calcext:value-type="string">
            <text:p><text:s text:c="117"/></text:p>
          </table:table-cell>
          <table:table-cell table:number-columns-repeated="761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20"/>
          <table:table-cell office:value-type="time" office:time-value="PT10H35M00S" calcext:value-type="time">
            <text:p>10:35</text:p>
          </table:table-cell>
          <table:table-cell table:number-columns-repeated="518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16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21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5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99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3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91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0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3"/>
          <table:table-cell table:style-name="ce226"/>
          <table:table-cell table:number-columns-repeated="46"/>
          <table:table-cell table:style-name="ce226" table:number-columns-repeated="5"/>
          <table:table-cell table:number-columns-repeated="491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6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600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0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600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0"/>
          <table:table-cell table:style-name="ce226" office:value-type="time" office:time-value="PT07H32M00S" calcext:value-type="time">
            <text:p>07:32</text:p>
          </table:table-cell>
          <table:table-cell table:number-columns-repeated="788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0"/>
          <table:table-cell table:style-name="ce226" office:value-type="string" calcext:value-type="string">
            <text:p>07:43-07:50</text:p>
          </table:table-cell>
          <table:table-cell table:number-columns-repeated="788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9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1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36"/>
          <table:table-cell office:value-type="time" office:time-value="PT08H54M00S" calcext:value-type="time">
            <text:p>08:54</text:p>
          </table:table-cell>
          <table:table-cell table:number-columns-repeated="486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1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19"/>
          <table:table-cell office:value-type="time" office:time-value="PT08H50M00S" calcext:value-type="time">
            <text:p>08:50</text:p>
          </table:table-cell>
          <table:table-cell table:number-columns-repeated="486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89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60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2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 table:number-columns-repeated="7"/>
          <table:table-cell table:style-name="ce296"/>
          <table:table-cell table:style-name="Default"/>
          <table:table-cell table:style-name="ce296"/>
          <table:table-cell table:number-columns-repeated="7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1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43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82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9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5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69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7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69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7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50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2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4">740DorchwWmthauto</text:span></text:p>
          </table:table-cell>
          <table:table-cell office:value-type="string" calcext:value-type="string">
            <text:p>$forms=<text:span text:style-name="T14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2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5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office:value-type="string" calcext:value-type="string">
            <text:p>$static</text:p>
          </table:table-cell>
          <table:table-cell table:number-columns-repeated="6"/>
          <table:table-cell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style-name="ce226"/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7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7"/>
          <table:table-cell table:style-name="Excel_20_Built-in_20_Normal" table:number-columns-repeated="6"/>
          <table:table-cell table:number-columns-repeated="435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 is for the expanded network to Woking and Salisbury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7"/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Wait for 2 trains to clear then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office:value-type="string" calcext:value-type="string">
            <text:p>Reading Southampton Terminus </text:p>
          </table:table-cell>
          <table:table-cell office:value-type="string" calcext:value-type="string">
            <text:p>Reading Southampton Terminus contd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style-name="ce222"/>
          <table:table-cell table:style-name="ce120" office:value-type="string" calcext:value-type="string">
            <text:p>Southern Electric to Waterloo</text:p>
          </table:table-cell>
          <table:table-cell table:style-name="ce120" office:value-type="string" calcext:value-type="string">
            <text:p>Southern Electric to Waterloo. Rare use of Frimley East Curve</text:p>
          </table:table-cell>
          <table:table-cell table:style-name="ce120" office:value-type="string" calcext:value-type="string">
            <text:p>Southern Electric to Waterloo</text:p>
          </table:table-cell>
          <table:table-cell table:style-name="ce218" table:number-columns-repeated="2"/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1"/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3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12"/>
        </table:table-row>
        <table:table-row table:style-name="ro2" table:number-rows-repeated="1048352">
          <table:table-cell table:number-columns-repeated="940"/>
        </table:table-row>
        <table:table-row table:style-name="ro2">
          <table:table-cell table:number-columns-repeated="9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4-01-08T14:20:15.459000000</dc:date>
    <meta:editing-duration>P15DT3H13M7S</meta:editing-duration>
    <meta:editing-cycles>568</meta:editing-cycles>
    <meta:generator>LibreOffice/6.2.8.2$Windows_X86_64 LibreOffice_project/f82ddfca21ebc1e222a662a32b25c0c9d20169ee</meta:generator>
    <meta:document-statistic meta:table-count="1" meta:cell-count="58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SQ222:Sheet1.VS222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SQ222:Sheet1.VS222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